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3e576" officeooo:paragraph-rsid="0003e576"/>
    </style:style>
    <style:style style:name="P2" style:family="paragraph" style:parent-style-name="Standard">
      <style:text-properties fo:font-size="14pt" officeooo:rsid="0003e576" officeooo:paragraph-rsid="0003e576" style:font-size-asian="14pt" style:font-size-complex="14pt"/>
    </style:style>
    <style:style style:name="P3" style:family="paragraph" style:parent-style-name="Standard">
      <style:text-properties fo:font-size="14pt" officeooo:rsid="000624f4" officeooo:paragraph-rsid="000624f4" style:font-size-asian="14pt" style:font-size-complex="14pt"/>
    </style:style>
    <style:style style:name="P4" style:family="paragraph" style:parent-style-name="Standard">
      <style:text-properties fo:font-size="14pt" officeooo:rsid="000725ee" officeooo:paragraph-rsid="000725ee" style:font-size-asian="14pt" style:font-size-complex="14pt"/>
    </style:style>
    <style:style style:name="P5" style:family="paragraph" style:parent-style-name="Standard">
      <style:text-properties fo:font-size="14pt" officeooo:rsid="0008b75b" officeooo:paragraph-rsid="0008b75b" style:font-size-asian="14pt" style:font-size-complex="14pt"/>
    </style:style>
    <style:style style:name="P6" style:family="paragraph" style:parent-style-name="Standard">
      <style:text-properties fo:font-size="14pt" officeooo:rsid="000a64e4" officeooo:paragraph-rsid="000a64e4" style:font-size-asian="14pt" style:font-size-complex="14pt"/>
    </style:style>
    <style:style style:name="P7" style:family="paragraph" style:parent-style-name="Standard">
      <style:text-properties fo:font-size="14pt" officeooo:rsid="000ba305" officeooo:paragraph-rsid="000ba305" style:font-size-asian="14pt" style:font-size-complex="14pt"/>
    </style:style>
    <style:style style:name="P8" style:family="paragraph" style:parent-style-name="Standard">
      <style:text-properties fo:font-size="14pt" officeooo:rsid="000d86fe" officeooo:paragraph-rsid="000d86fe" style:font-size-asian="14pt" style:font-size-complex="14pt"/>
    </style:style>
    <style:style style:name="P9" style:family="paragraph" style:parent-style-name="Standard">
      <style:text-properties fo:font-size="14pt" officeooo:rsid="000fce59" officeooo:paragraph-rsid="000fce59" style:font-size-asian="14pt" style:font-size-complex="14pt"/>
    </style:style>
    <style:style style:name="P10" style:family="paragraph" style:parent-style-name="Standard">
      <style:text-properties fo:font-size="14pt" officeooo:rsid="0013bc8c" officeooo:paragraph-rsid="0013bc8c" style:font-size-asian="14pt" style:font-size-complex="14pt"/>
    </style:style>
    <style:style style:name="P11" style:family="paragraph" style:parent-style-name="Standard">
      <style:text-properties fo:font-size="14pt" officeooo:rsid="00166133" officeooo:paragraph-rsid="00166133" style:font-size-asian="14pt" style:font-size-complex="14pt"/>
    </style:style>
    <style:style style:name="P12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ba305" officeooo:paragraph-rsid="000ba305" style:font-size-asian="14pt" style:font-size-complex="14pt"/>
    </style:style>
    <style:style style:name="P13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fce59" officeooo:paragraph-rsid="000fce59" style:font-size-asian="14pt" style:font-size-complex="14pt"/>
    </style:style>
    <style:style style:name="P14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3bc8c" officeooo:paragraph-rsid="0013bc8c" style:font-size-asian="14pt" style:font-size-complex="14pt"/>
    </style:style>
    <style:style style:name="P15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3d7ed" officeooo:paragraph-rsid="0013d7ed" style:font-size-asian="14pt" style:font-size-complex="14pt"/>
    </style:style>
    <style:style style:name="P16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58d37" officeooo:paragraph-rsid="00158d37" style:font-size-asian="14pt" style:font-size-complex="14pt"/>
    </style:style>
    <style:style style:name="P17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66133" officeooo:paragraph-rsid="00166133" style:font-size-asian="14pt" style:font-size-complex="14pt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ed49" officeooo:paragraph-rsid="001aed49" style:font-size-asian="14pt" style:font-size-complex="14pt"/>
    </style:style>
    <style:style style:name="P19" style:family="paragraph" style:parent-style-name="Preformatted_20_Text">
      <style:text-properties fo:font-size="14pt" officeooo:rsid="000fce59" officeooo:paragraph-rsid="0013bc8c" style:font-size-asian="14pt" style:font-size-complex="14pt"/>
    </style:style>
    <style:style style:name="P20" style:family="paragraph" style:parent-style-name="Preformatted_20_Text">
      <style:text-properties fo:font-size="14pt" officeooo:rsid="001aed49" officeooo:paragraph-rsid="001aed49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133" officeooo:paragraph-rsid="00166133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f3f" officeooo:paragraph-rsid="00166f3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60b" officeooo:paragraph-rsid="0017360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e4c" officeooo:paragraph-rsid="00185e4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6c" officeooo:paragraph-rsid="0018ab6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5e4c" officeooo:paragraph-rsid="00185e4c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0" style:family="paragraph" style:parent-style-name="Standard" style:list-style-name="L1">
      <style:text-properties fo:font-size="14pt" officeooo:rsid="0003e576" officeooo:paragraph-rsid="0003e576" style:font-size-asian="14pt" style:font-size-complex="14pt"/>
    </style:style>
    <style:style style:name="P31" style:family="paragraph" style:parent-style-name="Standard" style:list-style-name="L1">
      <style:text-properties fo:font-size="14pt" officeooo:rsid="00043308" officeooo:paragraph-rsid="00043308" style:font-size-asian="14pt" style:font-size-complex="14pt"/>
    </style:style>
    <style:style style:name="P32" style:family="paragraph" style:parent-style-name="Standard" style:list-style-name="L1">
      <style:text-properties fo:font-size="14pt" officeooo:rsid="00059661" officeooo:paragraph-rsid="00059661" style:font-size-asian="14pt" style:font-size-complex="14pt"/>
    </style:style>
    <style:style style:name="P33" style:family="paragraph" style:parent-style-name="Text_20_body">
      <style:text-properties officeooo:rsid="001e04b9" officeooo:paragraph-rsid="001e04b9"/>
    </style:style>
    <style:style style:name="T1" style:family="text">
      <style:text-properties officeooo:rsid="000725ee"/>
    </style:style>
    <style:style style:name="T2" style:family="text">
      <style:text-properties officeooo:rsid="0008b75b"/>
    </style:style>
    <style:style style:name="T3" style:family="text">
      <style:text-properties officeooo:rsid="000ba305"/>
    </style:style>
    <style:style style:name="T4" style:family="text">
      <style:text-properties officeooo:rsid="000d86fe"/>
    </style:style>
    <style:style style:name="T5" style:family="text">
      <style:text-properties officeooo:rsid="001c22d8"/>
    </style:style>
    <style:style style:name="T6" style:family="text">
      <style:text-properties officeooo:rsid="001e04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REL Log File:<text:line-break/></text:p>
      <text:p text:style-name="P2">15 December 2019: murel_txt_enc_BayesianUniSkip_batch_size_84_lr_0.0003_lr_decay_rate_0.25_unroll_steps_3_fusion_type_block</text:p>
      <text:p text:style-name="P2">Results: 38.4% Test-Dev</text:p>
      <text:p text:style-name="P2">Notes: </text:p>
      <text:list xml:id="list1148361746" text:style-name="L1">
        <text:list-item>
          <text:p text:style-name="P30">Need to fine-tune skipthoughts</text:p>
        </text:list-item>
        <text:list-item>
          <text:p text:style-name="P30">Add gradient-clipping 0.25</text:p>
        </text:list-item>
        <text:list-item>
          <text:p text:style-name="P30">Add question attention</text:p>
        </text:list-item>
        <text:list-item>
          <text:p text:style-name="P30">Try out L2 Normalization on BUTD feature vectores</text:p>
        </text:list-item>
        <text:list-item>
          <text:p text:style-name="P30">Update hyperparameters to: <text:a xlink:type="simple" xlink:href="http://openaccess.thecvf.com/content_CVPR_2019/supplemental/Cadene_MUREL_Multimodal_Relational_CVPR_2019_supplemental.pdf" text:style-name="Internet_20_link" text:visited-style-name="Visited_20_Internet_20_Link">http://openaccess.thecvf.com/content_CVPR_2019/supplemental/Cadene_MUREL_Multimodal_Relational_CVPR_2019_supplemental.pdf</text:a></text:p>
        </text:list-item>
        <text:list-item>
          <text:p text:style-name="P31">Set Base LR to 5 e-5</text:p>
        </text:list-item>
        <text:list-item>
          <text:p text:style-name="P31">Increase linearly to 2e-4 in 7 epochs, then decay by 0.25 when reach epoch 14, continue decaying every 2 epochs</text:p>
        </text:list-item>
        <text:list-item>
          <text:p text:style-name="P31">Set batch size to 256</text:p>
        </text:list-item>
        <text:list-item>
          <text:p text:style-name="P31">Reduction factor to 8 so each batch size is 32</text:p>
        </text:list-item>
        <text:list-item>
          <text:p text:style-name="P32">Set fusion type to mutan?</text:p>
        </text:list-item>
      </text:list>
      <text:p text:style-name="P2">16 December 2019:</text:p>
      <text:p text:style-name="P2">Start implementing above.</text:p>
      <text:p text:style-name="P3">TODO: </text:p>
      <text:p text:style-name="P3">Implement padding, and make sure qns length less than 26 words – <text:span text:style-name="T3">NO USE?</text:span></text:p>
      <text:p text:style-name="P3">Adjust MurelNetDataset - <text:span text:style-name="T3">DONE</text:span></text:p>
      <text:p text:style-name="P3">Finish implementing q_att - <text:span text:style-name="T1">DONE</text:span></text:p>
      <text:p text:style-name="P3">Implement mask_fusion? - <text:span text:style-name="T3">DONE</text:span></text:p>
      <text:p text:style-name="P4">Implement early stoppi<text:span text:style-name="T2">n</text:span>g - <text:span text:style-name="T3">NO</text:span></text:p>
      <text:p text:style-name="P5">Add gradient clipping – DONE</text:p>
      <text:p text:style-name="P6">Fix Concat_MLP - <text:span text:style-name="T3">DONE</text:span></text:p>
      <text:p text:style-name="P7">24 December 2019</text:p>
      <text:p text:style-name="P7"/>
      <text:p text:style-name="P11">Frozen</text:p>
      <text:p text:style-name="P17">[{"test-dev": {"yes/no": 60.89, "number": 0.34, "other": 1.14, "overall": 25.66}}]</text:p>
      <text:p text:style-name="P14">agg_sum_q_att_False</text:p>
      <text:p text:style-name="P14">[{"test-dev": {"yes/no": 61.81, "number": 22.8, "other": 7.11, "overall": 31.43}}]</text:p>
      <text:p text:style-name="P14">agg_sum_q_att_True</text:p>
      <text:p text:style-name="P14">[{"test-dev": {"yes/no": 61.36, "number": 28.62, "other": 7.03, "overall": 31.87}}]</text:p>
      <text:p text:style-name="P10">agg_max_q_att_False</text:p>
      <text:p text:style-name="P14">[{"test-dev": {"yes/no": 63.96, "number": 17.94, "other": 12.35, "overall": 34.25}}]</text:p>
      <text:p text:style-name="P10">agg_max_q_att_True</text:p>
      <text:p text:style-name="P14"><text:soft-page-break/>[{"test-dev": {"yes/no": 65.01, "number": 19.7, "other": 12.81, "overall": 35.09}}]</text:p>
      <text:p text:style-name="P15"/>
      <text:p text:style-name="P15">agg_mean_q_att_False</text:p>
      <text:p text:style-name="P15">[{"test-dev": {"yes/no": 65.29, "number": 24.68, "other": 14.65, "overall": 36.65}}]</text:p>
      <text:p text:style-name="P15">agg_mean_q_att_True</text:p>
      <text:p text:style-name="P15">[{"test-dev": {"yes/no": 65.58, "number": 27.63, "other": 14.85, "overall": 37.2}}]</text:p>
      <text:p text:style-name="P16">agg_min_q_att_False</text:p>
      <text:p text:style-name="P16">[{"test-dev": {"yes/no": 68.51, "number": 32.31, "other": 30.61, "overall": 46.42}}]</text:p>
      <text:p text:style-name="P16">agg_min_q_att_True</text:p>
      <text:p text:style-name="P16">[{"test-dev": {"yes/no": 67.8, "number": 31.17, "other": 29.27, "overall": 45.36}}]</text:p>
      <text:p text:style-name="P8"/>
      <text:p text:style-name="P7">ConcatMLP <text:s/>Attention, <text:span text:style-name="T4">FUKUI – MCB 2016 Train </text:span>: </text:p>
      <text:p text:style-name="P12">[{"test-dev": {"yes/no": 71.86, "number": 37.85, "other": 45.31, "overall": 55.4}}]</text:p>
      <text:p text:style-name="P14"/>
      <text:p text:style-name="P14">BLOCK Attention, Still FUKUI:</text:p>
      <text:p text:style-name="P14">[{"test-dev": {"yes/no": 77.5, "number": 40.35, "other": 52.85, "overall": 61.58}}]</text:p>
      <text:p text:style-name="P12"/>
      <text:p text:style-name="P9">MuREL BLOCK Train:</text:p>
      <text:p text:style-name="P13">[{"test-dev": {"yes/no": 76.92, "number": 43.0, "other": 52.34, "overall": 61.4}}]</text:p>
      <text:p text:style-name="P13"/>
      <text:p text:style-name="P14">MuREL BLOCK Reverse Question:</text:p>
      <text:p text:style-name="P14">[{"test-dev": {"yes/no": 77.53, "number": 43.93, "other": 52.44, "overall": 61.81}}]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P21">Method Name</text:p>
          </table:table-cell>
          <table:table-cell table:style-name="Table1.A1" office:value-type="string">
            <text:p text:style-name="P21">Yes / No</text:p>
          </table:table-cell>
          <table:table-cell table:style-name="Table1.A1" office:value-type="string">
            <text:p text:style-name="P21">Number</text:p>
          </table:table-cell>
          <table:table-cell table:style-name="Table1.A1" office:value-type="string">
            <text:p text:style-name="P21">Other</text:p>
          </table:table-cell>
          <table:table-cell table:style-name="Table1.E1" office:value-type="string">
            <text:p text:style-name="P21">Overall</text:p>
          </table:table-cell>
        </table:table-row>
        <table:table-row>
          <table:table-cell table:style-name="Table1.A2" office:value-type="string">
            <text:p text:style-name="P21">Frozen GRU <text:s/>+ </text:p>
            <text:p text:style-name="P21">Resnet</text:p>
          </table:table-cell>
          <table:table-cell table:style-name="Table1.A2" office:value-type="string">
            <text:p text:style-name="P21">60.89</text:p>
          </table:table-cell>
          <table:table-cell table:style-name="Table1.A2" office:value-type="string">
            <text:p text:style-name="P21">0.34</text:p>
          </table:table-cell>
          <table:table-cell table:style-name="Table1.A2" office:value-type="string">
            <text:p text:style-name="P21">1.14</text:p>
          </table:table-cell>
          <table:table-cell table:style-name="Table1.E2" office:value-type="string">
            <text:p text:style-name="P21">25.66</text:p>
          </table:table-cell>
        </table:table-row>
        <table:table-row>
          <table:table-cell table:style-name="Table1.A2" office:value-type="string">
            <text:p text:style-name="P21">Agg Sum (free GRU)</text:p>
          </table:table-cell>
          <table:table-cell table:style-name="Table1.A2" office:value-type="string">
            <text:p text:style-name="P21">61.81</text:p>
          </table:table-cell>
          <table:table-cell table:style-name="Table1.A2" office:value-type="string">
            <text:p text:style-name="P21">22.8</text:p>
          </table:table-cell>
          <table:table-cell table:style-name="Table1.A2" office:value-type="string">
            <text:p text:style-name="P21">7.11</text:p>
          </table:table-cell>
          <table:table-cell table:style-name="Table1.E2" office:value-type="string">
            <text:p text:style-name="P21">31.43</text:p>
          </table:table-cell>
        </table:table-row>
        <table:table-row>
          <table:table-cell table:style-name="Table1.A2" office:value-type="string">
            <text:p text:style-name="P21">Agg Sum, with Q_att</text:p>
          </table:table-cell>
          <table:table-cell table:style-name="Table1.A2" office:value-type="string">
            <text:p text:style-name="P21">61.36</text:p>
          </table:table-cell>
          <table:table-cell table:style-name="Table1.A2" office:value-type="string">
            <text:p text:style-name="P21">28.62</text:p>
          </table:table-cell>
          <table:table-cell table:style-name="Table1.A2" office:value-type="string">
            <text:p text:style-name="P21">7.03</text:p>
          </table:table-cell>
          <table:table-cell table:style-name="Table1.E2" office:value-type="string">
            <text:p text:style-name="P21">31.87</text:p>
          </table:table-cell>
        </table:table-row>
        <table:table-row>
          <table:table-cell table:style-name="Table1.A2" office:value-type="string">
            <text:p text:style-name="P21">Agg_Max</text:p>
          </table:table-cell>
          <table:table-cell table:style-name="Table1.A2" office:value-type="string">
            <text:p text:style-name="P21">63.96</text:p>
          </table:table-cell>
          <table:table-cell table:style-name="Table1.A2" office:value-type="string">
            <text:p text:style-name="P21">17.94</text:p>
          </table:table-cell>
          <table:table-cell table:style-name="Table1.A2" office:value-type="string">
            <text:p text:style-name="P21">12.35</text:p>
          </table:table-cell>
          <table:table-cell table:style-name="Table1.E2" office:value-type="string">
            <text:p text:style-name="P21">34.25</text:p>
          </table:table-cell>
        </table:table-row>
        <table:table-row>
          <table:table-cell table:style-name="Table1.A2" office:value-type="string">
            <text:p text:style-name="P21">Agg_Max, with Q_att</text:p>
          </table:table-cell>
          <table:table-cell table:style-name="Table1.A2" office:value-type="string">
            <text:p text:style-name="P21">65.01</text:p>
          </table:table-cell>
          <table:table-cell table:style-name="Table1.A2" office:value-type="string">
            <text:p text:style-name="P21">19.7</text:p>
          </table:table-cell>
          <table:table-cell table:style-name="Table1.A2" office:value-type="string">
            <text:p text:style-name="P21">12.81</text:p>
          </table:table-cell>
          <table:table-cell table:style-name="Table1.E2" office:value-type="string">
            <text:p text:style-name="P21">35.09</text:p>
          </table:table-cell>
        </table:table-row>
        <table:table-row>
          <table:table-cell table:style-name="Table1.A2" office:value-type="string">
            <text:p text:style-name="P22">Agg_Mean</text:p>
          </table:table-cell>
          <table:table-cell table:style-name="Table1.A2" office:value-type="string">
            <text:p text:style-name="P22">65.29</text:p>
          </table:table-cell>
          <table:table-cell table:style-name="Table1.A2" office:value-type="string">
            <text:p text:style-name="P22">24.68</text:p>
          </table:table-cell>
          <table:table-cell table:style-name="Table1.A2" office:value-type="string">
            <text:p text:style-name="P22">14.65</text:p>
          </table:table-cell>
          <table:table-cell table:style-name="Table1.E2" office:value-type="string">
            <text:p text:style-name="P22">36.65</text:p>
          </table:table-cell>
        </table:table-row>
        <table:table-row>
          <table:table-cell table:style-name="Table1.A2" office:value-type="string">
            <text:p text:style-name="P23">Agg_Mean, with Q_att</text:p>
          </table:table-cell>
          <table:table-cell table:style-name="Table1.A2" office:value-type="string">
            <text:p text:style-name="P23">65.58</text:p>
          </table:table-cell>
          <table:table-cell table:style-name="Table1.A2" office:value-type="string">
            <text:p text:style-name="P23">27.63</text:p>
          </table:table-cell>
          <table:table-cell table:style-name="Table1.A2" office:value-type="string">
            <text:p text:style-name="P23">14.85</text:p>
          </table:table-cell>
          <table:table-cell table:style-name="Table1.E2" office:value-type="string">
            <text:p text:style-name="P23">37.2</text:p>
          </table:table-cell>
        </table:table-row>
        <table:table-row>
          <table:table-cell table:style-name="Table1.A2" office:value-type="string">
            <text:p text:style-name="P23">Agg_Min</text:p>
          </table:table-cell>
          <table:table-cell table:style-name="Table1.A2" office:value-type="string">
            <text:p text:style-name="P23">68.51</text:p>
          </table:table-cell>
          <table:table-cell table:style-name="Table1.A2" office:value-type="string">
            <text:p text:style-name="P25">32.31</text:p>
          </table:table-cell>
          <table:table-cell table:style-name="Table1.A2" office:value-type="string">
            <text:p text:style-name="P25">30.61</text:p>
          </table:table-cell>
          <table:table-cell table:style-name="Table1.E2" office:value-type="string">
            <text:p text:style-name="P25">46.42</text:p>
          </table:table-cell>
        </table:table-row>
        <table:table-row>
          <table:table-cell table:style-name="Table1.A2" office:value-type="string">
            <text:p text:style-name="P23">Agg_Min, with Q_att</text:p>
          </table:table-cell>
          <table:table-cell table:style-name="Table1.A2" office:value-type="string">
            <text:p text:style-name="P23">67.8</text:p>
          </table:table-cell>
          <table:table-cell table:style-name="Table1.A2" office:value-type="string">
            <text:p text:style-name="P23">31.17</text:p>
          </table:table-cell>
          <table:table-cell table:style-name="Table1.A2" office:value-type="string">
            <text:p text:style-name="P23">29.27</text:p>
          </table:table-cell>
          <table:table-cell table:style-name="Table1.E2" office:value-type="string">
            <text:p text:style-name="P23">45.36</text:p>
          </table:table-cell>
        </table:table-row>
        <table:table-row>
          <table:table-cell table:style-name="Table1.A2" office:value-type="string">
            <text:p text:style-name="P23">Attention, Concat MLP</text:p>
          </table:table-cell>
          <table:table-cell table:style-name="Table1.A2" office:value-type="string">
            <text:p text:style-name="P23">71.86</text:p>
          </table:table-cell>
          <table:table-cell table:style-name="Table1.A2" office:value-type="string">
            <text:p text:style-name="P23">37.85</text:p>
          </table:table-cell>
          <table:table-cell table:style-name="Table1.A2" office:value-type="string">
            <text:p text:style-name="P23">45.31</text:p>
          </table:table-cell>
          <table:table-cell table:style-name="Table1.E2" office:value-type="string">
            <text:p text:style-name="P23">55.4</text:p>
          </table:table-cell>
        </table:table-row>
        <table:table-row>
          <table:table-cell table:style-name="Table1.A2" office:value-type="string">
            <text:p text:style-name="P24">MUREL (first iteration, no swap)</text:p>
          </table:table-cell>
          <table:table-cell table:style-name="Table1.A2" office:value-type="string">
            <text:p text:style-name="P24">76.92</text:p>
          </table:table-cell>
          <table:table-cell table:style-name="Table1.A2" office:value-type="string">
            <text:p text:style-name="P24">43.0</text:p>
          </table:table-cell>
          <table:table-cell table:style-name="Table1.A2" office:value-type="string">
            <text:p text:style-name="P24">52.34</text:p>
          </table:table-cell>
          <table:table-cell table:style-name="Table1.E2" office:value-type="string">
            <text:p text:style-name="P24">61.40</text:p>
          </table:table-cell>
        </table:table-row>
        <table:table-row>
          <table:table-cell table:style-name="Table1.A2" office:value-type="string">
            <text:p text:style-name="P23">Attention, BLOCK</text:p>
          </table:table-cell>
          <table:table-cell table:style-name="Table1.A2" office:value-type="string">
            <text:p text:style-name="P23">77.5</text:p>
          </table:table-cell>
          <table:table-cell table:style-name="Table1.A2" office:value-type="string">
            <text:p text:style-name="P23">40.35</text:p>
          </table:table-cell>
          <table:table-cell table:style-name="Table1.A2" office:value-type="string">
            <text:p text:style-name="P23">52.85</text:p>
          </table:table-cell>
          <table:table-cell table:style-name="Table1.E2" office:value-type="string">
            <text:p text:style-name="P23">61.58</text:p>
          </table:table-cell>
        </table:table-row>
        <table:table-row>
          <table:table-cell table:style-name="Table1.A2" office:value-type="string">
            <text:p text:style-name="P26">MUREL (swapped question with answer)</text:p>
          </table:table-cell>
          <table:table-cell table:style-name="Table1.A2" office:value-type="string">
            <text:p text:style-name="P26">77.53</text:p>
          </table:table-cell>
          <table:table-cell table:style-name="Table1.A2" office:value-type="string">
            <text:p text:style-name="P26">43.93</text:p>
          </table:table-cell>
          <table:table-cell table:style-name="Table1.A2" office:value-type="string">
            <text:p text:style-name="P26">52.44</text:p>
          </table:table-cell>
          <table:table-cell table:style-name="Table1.E2" office:value-type="string">
            <text:p text:style-name="P26">61.81</text:p>
          </table:table-cell>
        </table:table-row>
      </table:table>
      <text:p text:style-name="P19"/>
      <text:p text:style-name="P20">MUREL on val dataset:</text:p>
      <text:p text:style-name="P18">Overall Accuracy is: 60.32</text:p>
      <text:p text:style-name="P28"/>
      <text:p text:style-name="P29">Per Question Type Accuracy is the following:</text:p>
      <text:p text:style-name="P29">does the : 74.38</text:p>
      <text:p text:style-name="P29">what type of : 52.43</text:p>
      <text:p text:style-name="P29">how : 26.33</text:p>
      <text:p text:style-name="P29">was : 77.09</text:p>
      <text:p text:style-name="P29">is there a : 77.29</text:p>
      <text:p text:style-name="P29">is he : 77.63</text:p>
      <text:p text:style-name="P29">is the woman : 71.78</text:p>
      <text:p text:style-name="P29">do you : 76.81</text:p>
      <text:p text:style-name="P29">can you : 72.06</text:p>
      <text:p text:style-name="P29">where are the : 34.55</text:p>
      <text:p text:style-name="P29">does this : 75.93</text:p>
      <text:p text:style-name="P29">are these : 75.42</text:p>
      <text:p text:style-name="P29">is : 74.23</text:p>
      <text:p text:style-name="P29">is it : 86.67</text:p>
      <text:p text:style-name="P29">what is the woman : 55.73</text:p>
      <text:p text:style-name="P29">is there : 78.30</text:p>
      <text:p text:style-name="P29">what kind of : 53.12</text:p>
      <text:p text:style-name="P29"><text:soft-page-break/>what number is : 7.36</text:p>
      <text:p text:style-name="P29">are : 72.93</text:p>
      <text:p text:style-name="P29">are they : 74.75</text:p>
      <text:p text:style-name="P29">none of the above : 54.30</text:p>
      <text:p text:style-name="P29">are there any : 83.82</text:p>
      <text:p text:style-name="P29">is the : 75.25</text:p>
      <text:p text:style-name="P29">what is : 38.37</text:p>
      <text:p text:style-name="P29">where is the : 31.95</text:p>
      <text:p text:style-name="P29">what is the person : 62.67</text:p>
      <text:p text:style-name="P29">who is : 35.07</text:p>
      <text:p text:style-name="P29">what are : 56.47</text:p>
      <text:p text:style-name="P29">what time : 25.83</text:p>
      <text:p text:style-name="P29">which : 42.46</text:p>
      <text:p text:style-name="P29">what is the : 45.36</text:p>
      <text:p text:style-name="P29">could : 78.06</text:p>
      <text:p text:style-name="P29">is the person : 75.72</text:p>
      <text:p text:style-name="P29">what brand : 38.68</text:p>
      <text:p text:style-name="P29">is this : 76.63</text:p>
      <text:p text:style-name="P29">what color are the : 72.55</text:p>
      <text:p text:style-name="P29">are there : 79.96</text:p>
      <text:p text:style-name="P29">has : 74.30</text:p>
      <text:p text:style-name="P29">is this a : 77.21</text:p>
      <text:p text:style-name="P29">why is the : 18.04</text:p>
      <text:p text:style-name="P29">how many people are : 54.90</text:p>
      <text:p text:style-name="P29">what color is the : 75.13</text:p>
      <text:p text:style-name="P29">are the : 74.03</text:p>
      <text:p text:style-name="P29">why : 16.57</text:p>
      <text:p text:style-name="P29">what color : 70.02</text:p>
      <text:p text:style-name="P29">is the man : 76.22</text:p>
      <text:p text:style-name="P29">what does the : 24.19</text:p>
      <text:p text:style-name="P29">what : 42.84</text:p>
      <text:p text:style-name="P29">what sport is : 90.10</text:p>
      <text:p text:style-name="P29">what is this : 61.36</text:p>
      <text:p text:style-name="P29">how many : 48.71</text:p>
      <text:p text:style-name="P29">what is on the : 40.71</text:p>
      <text:p text:style-name="P29">what is the man : 61.32</text:p>
      <text:p text:style-name="P29">how many people are in : 57.66</text:p>
      <text:p text:style-name="P29">what room is : 92.24</text:p>
      <text:p text:style-name="P29">what are the : 45.99</text:p>
      <text:p text:style-name="P29">is that a : 73.29</text:p>
      <text:p text:style-name="P29">is this an : 73.73</text:p>
      <text:p text:style-name="P29">what is in the : 49.56</text:p>
      <text:p text:style-name="P29">is this person : 76.66</text:p>
      <text:p text:style-name="P29">what is the name : 11.94</text:p>
      <text:p text:style-name="P29">what animal is : 71.84</text:p>
      <text:p text:style-name="P29">what is the color of the : 77.64</text:p>
      <text:p text:style-name="P29">what color is : 77.25</text:p>
      <text:p text:style-name="P29">do : 74.96</text:p>
      <text:p text:style-name="P28"/>
      <text:p text:style-name="P28"/>
      <text:p text:style-name="P29">Per Answer Type Accuracy is the following:</text:p>
      <text:p text:style-name="P29">other : 51.85</text:p>
      <text:p text:style-name="P29">number : 42.90</text:p>
      <text:p text:style-name="P29">yes/no : 77.51</text:p>
      <text:p text:style-name="Text_20_body"><text:line-break/><text:span text:style-name="T5">Attention BLOCK</text:span></text:p>
      <text:p text:style-name="P27">Overall Accuracy is: 60.11</text:p>
      <text:p text:style-name="P28"/>
      <text:p text:style-name="P29"><text:soft-page-break/>Per Question Type Accuracy is the following:</text:p>
      <text:p text:style-name="P29">does the : 73.99</text:p>
      <text:p text:style-name="P29">what type of : 53.25</text:p>
      <text:p text:style-name="P29">how : 26.69</text:p>
      <text:p text:style-name="P29">was : 80.54</text:p>
      <text:p text:style-name="P29">is there a : 74.87</text:p>
      <text:p text:style-name="P29">is he : 77.55</text:p>
      <text:p text:style-name="P29">is the woman : 74.95</text:p>
      <text:p text:style-name="P29">do you : 75.43</text:p>
      <text:p text:style-name="P29">can you : 70.39</text:p>
      <text:p text:style-name="P29">where are the : 37.62</text:p>
      <text:p text:style-name="P29">does this : 74.44</text:p>
      <text:p text:style-name="P29">are these : 75.73</text:p>
      <text:p text:style-name="P29">is : 74.19</text:p>
      <text:p text:style-name="P29">is it : 88.51</text:p>
      <text:p text:style-name="P29">what is the woman : 55.85</text:p>
      <text:p text:style-name="P29">is there : 77.47</text:p>
      <text:p text:style-name="P29">what kind of : 54.49</text:p>
      <text:p text:style-name="P29">what number is : 6.94</text:p>
      <text:p text:style-name="P29">are : 71.06</text:p>
      <text:p text:style-name="P29">are they : 74.39</text:p>
      <text:p text:style-name="P29">none of the above : 55.12</text:p>
      <text:p text:style-name="P29">are there any : 81.62</text:p>
      <text:p text:style-name="P29">is the : 75.60</text:p>
      <text:p text:style-name="P29">what is : 39.27</text:p>
      <text:p text:style-name="P29">where is the : 31.79</text:p>
      <text:p text:style-name="P29">what is the person : 62.59</text:p>
      <text:p text:style-name="P29">who is : 38.05</text:p>
      <text:p text:style-name="P29">what are : 56.41</text:p>
      <text:p text:style-name="P29">what time : 26.07</text:p>
      <text:p text:style-name="P29">which : 41.77</text:p>
      <text:p text:style-name="P29">what is the : 46.20</text:p>
      <text:p text:style-name="P29">could : 76.23</text:p>
      <text:p text:style-name="P29">is the person : 75.92</text:p>
      <text:p text:style-name="P29">what brand : 40.22</text:p>
      <text:p text:style-name="P29">is this : 77.01</text:p>
      <text:p text:style-name="P29">what color are the : 71.37</text:p>
      <text:p text:style-name="P29">are there : 78.26</text:p>
      <text:p text:style-name="P29">has : 73.47</text:p>
      <text:p text:style-name="P29">is this a : 78.17</text:p>
      <text:p text:style-name="P29">why is the : 18.25</text:p>
      <text:p text:style-name="P29">how many people are : 49.90</text:p>
      <text:p text:style-name="P29">what color is the : 74.64</text:p>
      <text:p text:style-name="P29">are the : 74.21</text:p>
      <text:p text:style-name="P29">why : 15.35</text:p>
      <text:p text:style-name="P29">what color : 68.54</text:p>
      <text:p text:style-name="P29">is the man : 75.73</text:p>
      <text:p text:style-name="P29">what does the : 24.77</text:p>
      <text:p text:style-name="P29">what : 43.59</text:p>
      <text:p text:style-name="P29">what sport is : 89.13</text:p>
      <text:p text:style-name="P29">what is this : 62.78</text:p>
      <text:p text:style-name="P29">how many : 45.25</text:p>
      <text:p text:style-name="P29">what is on the : 41.45</text:p>
      <text:p text:style-name="P29">what is the man : 61.73</text:p>
      <text:p text:style-name="P29">how many people are in : 54.28</text:p>
      <text:p text:style-name="P29">what room is : 91.84</text:p>
      <text:p text:style-name="P29">what are the : 46.15</text:p>
      <text:p text:style-name="P29">is that a : 71.99</text:p>
      <text:p text:style-name="P29">is this an : 75.93</text:p>
      <text:p text:style-name="P29"><text:soft-page-break/>what is in the : 50.29</text:p>
      <text:p text:style-name="P29">is this person : 77.83</text:p>
      <text:p text:style-name="P29">what is the name : 11.92</text:p>
      <text:p text:style-name="P29">what animal is : 71.62</text:p>
      <text:p text:style-name="P29">what is the color of the : 78.27</text:p>
      <text:p text:style-name="P29">what color is : 75.87</text:p>
      <text:p text:style-name="P29">do : 74.44</text:p>
      <text:p text:style-name="P28"/>
      <text:p text:style-name="P28"/>
      <text:p text:style-name="P29">Per Answer Type Accuracy is the following:</text:p>
      <text:p text:style-name="P29">other : 52.28</text:p>
      <text:p text:style-name="P29">number : 39.95</text:p>
      <text:p text:style-name="P29">yes/no : 77.41</text:p>
      <text:p text:style-name="Text_20_body"><text:line-break/><text:span text:style-name="T6">TODO: add GCN layer</text:span></text:p>
      <text:p text:style-name="P33">fix discrepancy with original config (ongoing)</text:p>
      <text:p text:style-name="P33">hyperparam search</text:p>
      <text:p text:style-name="P33">run 5 tim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6T12:28:07.165740156</meta:creation-date>
    <dc:date>2020-02-11T15:56:06.505366105</dc:date>
    <meta:editing-duration>PT3H7M43S</meta:editing-duration>
    <meta:editing-cycles>19</meta:editing-cycles>
    <meta:generator>LibreOffice/6.4.0.3$Linux_X86_64 LibreOffice_project/4c008856d7f83292dc6823d3bed76200cc9a2ba2</meta:generator>
    <meta:document-statistic meta:table-count="1" meta:image-count="0" meta:object-count="0" meta:page-count="6" meta:paragraph-count="270" meta:word-count="1056" meta:character-count="5681" meta:non-whitespace-character-count="4893"/>
  </office:meta>
</office:document-meta>
</file>